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2.042cm" fo:min-width="4.332cm" fo:padding-top="0.151cm" fo:padding-bottom="0.151cm" fo:padding-left="0.276cm" fo:padding-right="0.276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1.99cm" fo:min-width="4.28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102cm" svg:stroke-color="#000000" draw:marker-start-width="0.509cm" draw:marker-end="Arrow" draw:marker-end-width="0.508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08cm" svg:height="2.54cm" svg:x="2.27cm" svg:y="3.54cm">
          <text:p text:style-name="P1">Write progr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5.08cm" svg:height="2.54cm" svg:x="8.62cm" svg:y="3.54cm">
          <text:p text:style-name="P1">Compile progr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5.08cm" svg:height="2.54cm" svg:x="14.92cm" svg:y="3.501cm">
          <text:p text:style-name="P1">Test progr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5.08cm" svg:height="2.54cm" svg:x="14.92cm" svg:y="7.35cm">
          <text:p text:style-name="P1">Fix progr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7.35cm" svg:y1="4.81cm" svg:x2="8.62cm" svg:y2="4.81cm" draw:start-shape="id1" draw:start-glue-point="1" draw:end-shape="id2" svg:d="M7350 4810h1270" svg:viewBox="0 0 1271 1">
          <text:p/>
        </draw:connector>
        <draw:connector draw:style-name="gr3" draw:text-style-name="P3" draw:layer="layout" svg:x1="13.7cm" svg:y1="4.81cm" svg:x2="14.92cm" svg:y2="4.771cm" draw:start-shape="id2" draw:start-glue-point="1" draw:end-shape="id3" draw:end-glue-point="3" svg:d="M13700 4810h611v-39h609" svg:viewBox="0 0 1221 40">
          <text:p/>
        </draw:connector>
        <draw:connector draw:style-name="gr3" draw:text-style-name="P3" draw:layer="layout" svg:x1="17.46cm" svg:y1="6.041cm" svg:x2="17.46cm" svg:y2="7.35cm" draw:start-shape="id3" draw:start-glue-point="2" draw:end-shape="id4" svg:d="M17460 6041v1309" svg:viewBox="0 0 1 1310">
          <text:p/>
        </draw:connector>
        <draw:connector draw:style-name="gr3" draw:text-style-name="P3" draw:layer="layout" svg:x1="14.92cm" svg:y1="8.62cm" svg:x2="11.16cm" svg:y2="6.08cm" draw:start-shape="id4" draw:start-glue-point="3" draw:end-shape="id2" draw:end-glue-point="2" svg:d="M14920 8620h-3760v-2540" svg:viewBox="0 0 3761 25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03T11:09:47.116303512</meta:creation-date>
    <dc:date>2023-04-03T11:34:56.191965460</dc:date>
    <meta:editing-duration>PT4M51S</meta:editing-duration>
    <meta:editing-cycles>2</meta:editing-cycles>
    <meta:generator>LibreOffice/6.0.4.2$MacOSX_X86_64 LibreOffice_project/9b0d9b32d5dcda91d2f1a96dc04c645c450872bf</meta:generator>
    <meta:document-statistic meta:object-count="8"/>
  </office:meta>
</office:document-meta>
</file>